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402cm" fo:min-width="18.42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957cm" fo:min-width="4.707cm" draw:shadow="hidden" draw:shadow-offset-x="0.2cm" draw:shadow-offset-y="0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91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9cm" fo:min-width="4.072cm" draw:shadow="visible" draw:shadow-offset-x="0.203cm" draw:shadow-offset-y="0.20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3.564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9.652cm" svg:x="4.318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5.207cm" svg:x="16.383cm" svg:y="4.064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MEMORY</text:span></text:p>
          <text:p text:style-name="P2"><text:span text:style-name="T1"/></text:p>
          <text:p text:style-name="P2"><text:span text:style-name="T1">GAM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81cm" svg:y1="4.699cm" svg:x2="16.383cm" svg:y2="4.699cm">
          <text:p/>
        </draw:line>
        <draw:line draw:style-name="gr3" draw:text-style-name="P4" draw:layer="layout" svg:x1="17.653cm" svg:y1="3.175cm" svg:x2="17.653cm" svg:y2="4.064cm">
          <text:p/>
        </draw:line>
        <draw:line draw:style-name="gr3" draw:text-style-name="P4" draw:layer="layout" svg:x1="10.16cm" svg:y1="7.112cm" svg:x2="16.383cm" svg:y2="7.112cm">
          <text:p/>
        </draw:line>
        <draw:line draw:style-name="gr3" draw:text-style-name="P4" draw:layer="layout" svg:x1="21.59cm" svg:y1="5.842cm" svg:x2="24.003cm" svg:y2="5.842cm">
          <text:p/>
        </draw:line>
        <draw:line draw:style-name="gr3" draw:text-style-name="P4" draw:layer="layout" svg:x1="21.59cm" svg:y1="7.493cm" svg:x2="24.003cm" svg:y2="7.493cm">
          <text:p/>
        </draw:line>
        <draw:frame draw:style-name="gr4" draw:text-style-name="P5" draw:layer="layout" svg:width="2.286cm" svg:height="1.016cm" svg:x="20.574cm" svg:y="1.27cm">
          <draw:text-box>
            <text:p>FPGA</text:p>
          </draw:text-box>
        </draw:frame>
        <draw:frame draw:style-name="gr5" draw:text-style-name="P5" draw:layer="layout" svg:width="3.937cm" svg:height="1.165cm" svg:x="10.541cm" svg:y="6.074cm">
          <draw:text-box>
            <text:p>KeyPressed</text:p>
          </draw:text-box>
        </draw:frame>
        <draw:custom-shape draw:style-name="gr6" draw:text-style-name="P3" draw:layer="layout" svg:width="4.572cm" svg:height="2.159cm" svg:x="5.461cm" svg:y="5.842cm">
          <text:p text:style-name="P2"><text:span text:style-name="T1">PS2</text:span></text:p>
          <text:p text:style-name="P2"><text:span text:style-name="T1"/></text:p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683cm" svg:y1="6.35cm" svg:x2="5.461cm" svg:y2="6.35cm">
          <text:p/>
        </draw:line>
        <draw:line draw:style-name="gr3" draw:text-style-name="P4" draw:layer="layout" svg:x1="3.81cm" svg:y1="7.493cm" svg:x2="5.461cm" svg:y2="7.493cm">
          <text:p/>
        </draw:line>
        <draw:line draw:style-name="gr3" draw:text-style-name="P4" draw:layer="layout" svg:x1="14.859cm" svg:y1="8.255cm" svg:x2="16.383cm" svg:y2="8.255cm">
          <text:p/>
        </draw:line>
        <draw:line draw:style-name="gr7" draw:text-style-name="P4" draw:layer="layout" svg:x1="17.653cm" svg:y1="3.175cm" svg:x2="2.921cm" svg:y2="3.175cm">
          <text:p/>
        </draw:line>
        <draw:line draw:style-name="gr7" draw:text-style-name="P4" draw:layer="layout" svg:x1="15.621cm" svg:y1="6.858cm" svg:x2="15.24cm" svg:y2="7.366cm">
          <text:p/>
        </draw:line>
        <draw:frame draw:style-name="gr5" draw:text-style-name="P5" draw:layer="layout" svg:width="1.016cm" svg:height="1.165cm" svg:x="21.844cm" svg:y="4.953cm">
          <draw:text-box>
            <text:p>4</text:p>
          </draw:text-box>
        </draw:frame>
        <draw:line draw:style-name="gr7" draw:text-style-name="P4" draw:layer="layout" svg:x1="15.622cm" svg:y1="6.858cm" svg:x2="15.241cm" svg:y2="7.366cm">
          <text:p/>
        </draw:line>
        <draw:line draw:style-name="gr7" draw:text-style-name="P4" draw:layer="layout" svg:x1="6.985cm" svg:y1="4.445cm" svg:x2="6.604cm" svg:y2="4.953cm">
          <text:p/>
        </draw:line>
        <draw:line draw:style-name="gr7" draw:text-style-name="P4" draw:layer="layout" svg:x1="14.859cm" svg:y1="8.255cm" svg:x2="14.859cm" svg:y2="9.271cm">
          <text:p/>
        </draw:line>
        <draw:line draw:style-name="gr7" draw:text-style-name="P4" draw:layer="layout" svg:x1="14.859cm" svg:y1="9.271cm" svg:x2="2.921cm" svg:y2="9.271cm">
          <text:p/>
        </draw:line>
        <draw:line draw:style-name="gr7" draw:text-style-name="P4" draw:layer="layout" svg:x1="22.733cm" svg:y1="7.239cm" svg:x2="22.352cm" svg:y2="7.747cm">
          <text:p/>
        </draw:line>
        <draw:line draw:style-name="gr7" draw:text-style-name="P4" draw:layer="layout" svg:x1="22.733cm" svg:y1="5.588cm" svg:x2="22.352cm" svg:y2="6.096cm">
          <text:p/>
        </draw:line>
        <draw:custom-shape draw:style-name="gr8" draw:text-style-name="P1" draw:layer="layout" svg:width="4.064cm" svg:height="1.524cm" svg:x="17.018cm" svg:y="4.445cm">
          <text:p text:style-name="P2">PicoVersat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016cm" svg:height="1.165cm" svg:x="21.844cm" svg:y="6.604cm">
          <draw:text-box>
            <text:p>8</text:p>
          </draw:text-box>
        </draw:frame>
        <draw:frame draw:style-name="gr5" draw:text-style-name="P5" draw:layer="layout" svg:width="1.016cm" svg:height="1.165cm" svg:x="14.732cm" svg:y="6.329cm">
          <draw:text-box>
            <text:p>4</text:p>
          </draw:text-box>
        </draw:frame>
        <draw:frame draw:style-name="gr5" draw:text-style-name="P5" draw:layer="layout" svg:width="1.016cm" svg:height="1.165cm" svg:x="6.096cm" svg:y="3.81cm">
          <draw:text-box>
            <text:p>4</text:p>
          </draw:text-box>
        </draw:frame>
        <draw:frame draw:style-name="gr4" draw:text-style-name="P5" draw:layer="layout" svg:width="2.286cm" svg:height="1.016cm" svg:x="24.003cm" svg:y="5.334cm">
          <draw:text-box>
            <text:p>LEDS</text:p>
          </draw:text-box>
        </draw:frame>
        <draw:frame draw:style-name="gr9" draw:text-style-name="P5" draw:layer="layout" svg:width="3.175cm" svg:height="0.962cm" svg:x="24.003cm" svg:y="6.985cm">
          <draw:text-box>
            <text:p>DISPLAY</text:p>
          </draw:text-box>
        </draw:frame>
        <draw:line draw:style-name="gr7" draw:text-style-name="P4" draw:layer="layout" svg:x1="19.939cm" svg:y1="1.905cm" svg:x2="2.921cm" svg:y2="1.905cm">
          <text:p/>
        </draw:line>
        <draw:line draw:style-name="gr3" draw:text-style-name="P4" draw:layer="layout" svg:x1="19.939cm" svg:y1="1.905cm" svg:x2="19.939cm" svg:y2="4.064cm">
          <text:p/>
        </draw:line>
        <draw:frame draw:style-name="gr9" draw:text-style-name="P5" draw:layer="layout" svg:width="2.159cm" svg:height="0.962cm" svg:x="1.27cm" svg:y="8.763cm">
          <draw:text-box>
            <text:p>CLK</text:p>
          </draw:text-box>
        </draw:frame>
        <draw:frame draw:style-name="gr9" draw:text-style-name="P5" draw:layer="layout" svg:width="3.81cm" svg:height="0.962cm" svg:x="0.254cm" svg:y="6.985cm">
          <draw:text-box>
            <text:p>PS2_DATA</text:p>
          </draw:text-box>
        </draw:frame>
        <draw:frame draw:style-name="gr9" draw:text-style-name="P5" draw:layer="layout" svg:width="3.556cm" svg:height="0.962cm" svg:x="0.508cm" svg:y="5.896cm">
          <draw:text-box>
            <text:p>PS2_CLK</text:p>
          </draw:text-box>
        </draw:frame>
        <draw:frame draw:style-name="gr9" draw:text-style-name="P5" draw:layer="layout" svg:width="4.064cm" svg:height="0.962cm" svg:x="0.046cm" svg:y="4.245cm">
          <draw:text-box>
            <text:p>SWITCHES</text:p>
          </draw:text-box>
        </draw:frame>
        <draw:frame draw:style-name="gr4" draw:text-style-name="P5" draw:layer="layout" svg:width="2.54cm" svg:height="1.016cm" svg:x="0.508cm" svg:y="2.667cm">
          <draw:text-box>
            <text:p>START</text:p>
          </draw:text-box>
        </draw:frame>
        <draw:frame draw:style-name="gr9" draw:text-style-name="P5" draw:layer="layout" svg:width="1.905cm" svg:height="0.962cm" svg:x="1.143cm" svg:y="1.451cm">
          <draw:text-box>
            <text:p>R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0-19T23:08:34.767088360</dc:date>
    <meta:editing-duration>PT4H34S</meta:editing-duration>
    <meta:editing-cycles>40</meta:editing-cycles>
    <meta:generator>LibreOffice/6.0.7.3$Linux_X86_64 LibreOffice_project/00m0$Build-3</meta:generator>
    <meta:document-statistic meta:object-count="36"/>
  </office:meta>
</office:document-meta>
</file>